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Font.getHSSF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Font.initialize( final Attribute [ ] attributes , final ElementProcessor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PFont.getStrikeThroug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Font.getBo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Font.getU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Font.getUnder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Font.getItal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Font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Font.getFo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PFont.endProcess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Font.EPFo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